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375in"/>
    </style:style>
    <style:style style:name="Table1.B" style:family="table-column">
      <style:table-column-properties style:column-width="4.3229in"/>
    </style:style>
    <style:style style:name="Table1.1" style:family="table-row">
      <style:table-row-properties style:min-row-height="2.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list-style-name="L1">
      <style:text-properties style:font-name="Bitstream Vera Sans Mono" fo:font-size="11pt" fo:font-weight="bold" officeooo:paragraph-rsid="001185ff" style:font-size-asian="11pt" style:font-weight-asian="bold" style:font-size-complex="11pt" style:font-weight-complex="bold"/>
    </style:style>
    <style:style style:name="P2" style:family="paragraph" style:parent-style-name="Standard">
      <style:text-properties style:font-name="Bitstream Vera Sans Mono" fo:font-size="11pt" fo:font-weight="bold" officeooo:paragraph-rsid="001185ff" style:font-size-asian="11pt" style:font-weight-asian="bold" style:font-size-complex="11pt" style:font-weight-complex="bold"/>
    </style:style>
    <style:style style:name="P3" style:family="paragraph" style:parent-style-name="Standard" style:list-style-name="L1">
      <style:text-properties style:font-name="Bitstream Vera Sans Mono" fo:font-size="11pt" fo:font-weight="bold" officeooo:rsid="0012c8f8" officeooo:paragraph-rsid="0012c8f8" style:font-size-asian="11pt" style:font-weight-asian="bold" style:font-size-complex="11pt" style:font-weight-complex="bold"/>
    </style:style>
    <style:style style:name="P4" style:family="paragraph" style:parent-style-name="Standard">
      <style:text-properties style:font-name="Bitstream Vera Sans Mono" fo:font-size="11pt" fo:font-weight="bold" officeooo:rsid="0012c8f8" officeooo:paragraph-rsid="0012c8f8" style:font-size-asian="11pt" style:font-weight-asian="bold" style:font-size-complex="11pt" style:font-weight-complex="bold"/>
    </style:style>
    <style:style style:name="P5" style:family="paragraph" style:parent-style-name="Standard">
      <style:text-properties fo:font-size="11pt" officeooo:rsid="0009cb5e" officeooo:paragraph-rsid="0009cb5e" style:font-size-asian="11pt" style:font-size-complex="11pt"/>
    </style:style>
    <style:style style:name="P6" style:family="paragraph" style:parent-style-name="Standard" style:list-style-name="L1">
      <style:text-properties fo:font-size="11pt" officeooo:rsid="0009cb5e" officeooo:paragraph-rsid="0009cb5e" style:font-size-asian="11pt" style:font-size-complex="11pt"/>
    </style:style>
    <style:style style:name="P7" style:family="paragraph" style:parent-style-name="Standard" style:list-style-name="L1">
      <style:text-properties fo:font-size="11pt" officeooo:rsid="0009cb5e" officeooo:paragraph-rsid="000b6d95" style:font-size-asian="11pt" style:font-size-complex="11pt"/>
    </style:style>
    <style:style style:name="P8" style:family="paragraph" style:parent-style-name="Standard">
      <style:text-properties fo:font-size="11pt" officeooo:rsid="000f7be6" officeooo:paragraph-rsid="000f7be6" style:font-size-asian="11pt" style:font-size-complex="11pt"/>
    </style:style>
    <style:style style:name="P9" style:family="paragraph" style:parent-style-name="Standard">
      <style:text-properties fo:font-size="11pt" officeooo:rsid="000bf1ff" officeooo:paragraph-rsid="000bf1ff" style:font-size-asian="11pt" style:font-size-complex="11pt"/>
    </style:style>
    <style:style style:name="P10" style:family="paragraph" style:parent-style-name="Standard" style:list-style-name="L1">
      <style:text-properties fo:font-size="11pt" officeooo:paragraph-rsid="000b6d95" style:font-size-asian="11pt" style:font-size-complex="11pt"/>
    </style:style>
    <style:style style:name="P11" style:family="paragraph" style:parent-style-name="Standard" style:list-style-name="L1">
      <style:text-properties fo:font-size="11pt" officeooo:paragraph-rsid="000bf1ff" style:font-size-asian="11pt" style:font-size-complex="11pt"/>
    </style:style>
    <style:style style:name="P12" style:family="paragraph" style:parent-style-name="Standard" style:list-style-name="L1">
      <style:text-properties fo:font-size="11pt" officeooo:paragraph-rsid="000dc5b1" style:font-size-asian="11pt" style:font-size-complex="11pt"/>
    </style:style>
    <style:style style:name="P13" style:family="paragraph" style:parent-style-name="Standard" style:list-style-name="L1">
      <style:text-properties fo:font-size="11pt" officeooo:paragraph-rsid="001185ff" style:font-size-asian="11pt" style:font-size-complex="11pt"/>
    </style:style>
    <style:style style:name="P14" style:family="paragraph" style:parent-style-name="Standard">
      <style:text-properties fo:font-size="11pt" officeooo:paragraph-rsid="000dc5b1" style:font-size-asian="11pt" style:font-size-complex="11pt"/>
    </style:style>
    <style:style style:name="P15" style:family="paragraph" style:parent-style-name="Standard">
      <style:text-properties fo:font-size="11pt" officeooo:paragraph-rsid="001185ff" style:font-size-asian="11pt" style:font-size-complex="11pt"/>
    </style:style>
    <style:style style:name="P16" style:family="paragraph" style:parent-style-name="Standard" style:list-style-name="L1">
      <style:text-properties fo:font-size="11pt" officeooo:rsid="00122f0b" officeooo:paragraph-rsid="0012c8f8" style:font-size-asian="11pt" style:font-size-complex="11pt"/>
    </style:style>
    <style:style style:name="P17" style:family="paragraph" style:parent-style-name="Standard" style:list-style-name="L1">
      <style:text-properties fo:font-size="11pt" officeooo:rsid="00122f0b" officeooo:paragraph-rsid="00304eaf" style:font-size-asian="11pt" style:font-size-complex="11pt"/>
    </style:style>
    <style:style style:name="P18" style:family="paragraph" style:parent-style-name="Standard" style:list-style-name="L1">
      <style:text-properties fo:font-size="11pt" officeooo:rsid="0017ced0" officeooo:paragraph-rsid="0017ced0" style:font-size-asian="11pt" style:font-size-complex="11pt"/>
    </style:style>
    <style:style style:name="P19" style:family="paragraph" style:parent-style-name="Standard">
      <style:text-properties fo:font-size="11pt" officeooo:rsid="0017ced0" officeooo:paragraph-rsid="0017ced0" style:font-size-asian="11pt" style:font-size-complex="11pt"/>
    </style:style>
    <style:style style:name="P20" style:family="paragraph" style:parent-style-name="Standard" style:list-style-name="L1">
      <style:text-properties fo:font-size="11pt" officeooo:rsid="001a04a6" officeooo:paragraph-rsid="001a04a6" style:font-size-asian="11pt" style:font-size-complex="11pt"/>
    </style:style>
    <style:style style:name="P21" style:family="paragraph" style:parent-style-name="Standard">
      <style:text-properties fo:font-size="11pt" officeooo:rsid="001a04a6" officeooo:paragraph-rsid="001a04a6" style:font-size-asian="11pt" style:font-size-complex="11pt"/>
    </style:style>
    <style:style style:name="P22" style:family="paragraph" style:parent-style-name="Standard">
      <style:text-properties fo:font-size="11pt" officeooo:paragraph-rsid="001ff4ee" style:font-size-asian="11pt" style:font-size-complex="11pt"/>
    </style:style>
    <style:style style:name="P23" style:family="paragraph" style:parent-style-name="Standard" style:list-style-name="L1">
      <style:text-properties fo:font-size="11pt" officeooo:rsid="00217a98" officeooo:paragraph-rsid="00217a98" style:font-size-asian="11pt" style:font-size-complex="11pt"/>
    </style:style>
    <style:style style:name="P24" style:family="paragraph" style:parent-style-name="Standard" style:list-style-name="L1">
      <style:text-properties fo:font-size="11pt" officeooo:rsid="00263f54" officeooo:paragraph-rsid="00263f54" style:font-size-asian="11pt" style:font-size-complex="11pt"/>
    </style:style>
    <style:style style:name="P25" style:family="paragraph" style:parent-style-name="Standard">
      <style:text-properties fo:font-size="11pt" officeooo:rsid="00263f54" officeooo:paragraph-rsid="00263f54" style:font-size-asian="11pt" style:font-size-complex="11pt"/>
    </style:style>
    <style:style style:name="P26" style:family="paragraph" style:parent-style-name="Standard" style:list-style-name="L1">
      <style:text-properties fo:font-size="11pt" officeooo:rsid="002e3e65" officeooo:paragraph-rsid="002e3e65" style:font-size-asian="11pt" style:font-size-complex="11pt"/>
    </style:style>
    <style:style style:name="P27" style:family="paragraph" style:parent-style-name="Standard">
      <style:text-properties fo:font-size="11pt" officeooo:rsid="002e3e65" officeooo:paragraph-rsid="002e3e65" style:font-size-asian="11pt" style:font-size-complex="11pt"/>
    </style:style>
    <style:style style:name="P28" style:family="paragraph" style:parent-style-name="Standard" style:list-style-name="L1">
      <style:text-properties fo:font-size="11pt" officeooo:rsid="002f4d3c" officeooo:paragraph-rsid="002f4d3c" style:font-size-asian="11pt" style:font-size-complex="11pt"/>
    </style:style>
    <style:style style:name="P29" style:family="paragraph" style:parent-style-name="Standard">
      <style:text-properties fo:font-size="11pt" officeooo:rsid="002f4d3c" officeooo:paragraph-rsid="002f4d3c" style:font-size-asian="11pt" style:font-size-complex="11pt"/>
    </style:style>
    <style:style style:name="P30" style:family="paragraph" style:parent-style-name="Standard" style:list-style-name="L1">
      <style:text-properties fo:font-size="11pt" officeooo:rsid="00304eaf" officeooo:paragraph-rsid="00304eaf" style:font-size-asian="11pt" style:font-size-complex="11pt"/>
    </style:style>
    <style:style style:name="P31" style:family="paragraph" style:parent-style-name="Standard">
      <style:paragraph-properties fo:margin-left="0.4925in" fo:margin-right="0in" fo:text-indent="0in" style:auto-text-indent="false"/>
      <style:text-properties style:font-name="Bitstream Vera Sans Mono" fo:font-size="11pt" officeooo:rsid="0017ced0" officeooo:paragraph-rsid="0017ced0" style:font-size-asian="11pt" style:font-size-complex="11pt"/>
    </style:style>
    <style:style style:name="P32" style:family="paragraph" style:parent-style-name="Standard">
      <style:paragraph-properties fo:margin-left="0.4925in" fo:margin-right="0in" fo:text-indent="0in" style:auto-text-indent="false"/>
      <style:text-properties style:font-name="Bitstream Vera Sans Mono" fo:font-size="11pt" fo:font-weight="bold" officeooo:rsid="002e3e65" officeooo:paragraph-rsid="002e3e65" style:font-size-asian="11pt" style:font-weight-asian="bold" style:font-size-complex="11pt" style:font-weight-complex="bold"/>
    </style:style>
    <style:style style:name="P33" style:family="paragraph" style:parent-style-name="Standard">
      <style:paragraph-properties fo:margin-left="0.4925in" fo:margin-right="0in" fo:text-indent="0in" style:auto-text-indent="false"/>
      <style:text-properties fo:font-size="11pt" fo:font-weight="bold" officeooo:rsid="002e3e65" officeooo:paragraph-rsid="002e3e65" style:font-size-asian="11pt" style:font-weight-asian="bold" style:font-size-complex="11pt" style:font-weight-complex="bold"/>
    </style:style>
    <style:style style:name="P34" style:family="paragraph" style:parent-style-name="Standard">
      <style:paragraph-properties fo:margin-left="0in" fo:margin-right="0in" fo:text-indent="0in" style:auto-text-indent="false"/>
      <style:text-properties style:font-name="Bitstream Vera Sans Mono" fo:font-size="11pt" officeooo:paragraph-rsid="001ff4ee" style:font-size-asian="11pt" style:font-size-complex="11pt"/>
    </style:style>
    <style:style style:name="P35" style:family="paragraph" style:parent-style-name="Standard">
      <style:paragraph-properties fo:margin-left="0in" fo:margin-right="0in" fo:text-indent="0in" style:auto-text-indent="false"/>
      <style:text-properties style:font-name="Bitstream Vera Sans Mono" fo:font-size="11pt" officeooo:paragraph-rsid="00224e82" style:font-size-asian="11pt" style:font-size-complex="11pt"/>
    </style:style>
    <style:style style:name="P36" style:family="paragraph" style:parent-style-name="Header">
      <style:text-properties fo:font-weight="bold" officeooo:rsid="0009cb5e" officeooo:paragraph-rsid="0009cb5e" style:font-weight-asian="bold" style:font-weight-complex="bold"/>
    </style:style>
    <style:style style:name="P37" style:family="paragraph" style:parent-style-name="Table_20_Contents">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style:font-name="Bitstream Vera Sans Mono"/>
    </style:style>
    <style:style style:name="T3" style:family="text">
      <style:text-properties style:font-name="Bitstream Vera Sans Mono" fo:font-weight="bold" style:font-weight-asian="bold" style:font-weight-complex="bold"/>
    </style:style>
    <style:style style:name="T4" style:family="text">
      <style:text-properties style:font-name="Bitstream Vera Sans Mono" fo:font-weight="bold" officeooo:rsid="000b6d95" style:font-weight-asian="bold" style:font-weight-complex="bold"/>
    </style:style>
    <style:style style:name="T5" style:family="text">
      <style:text-properties style:font-name="Bitstream Vera Sans Mono" fo:font-weight="bold" officeooo:rsid="000bf1ff" style:font-weight-asian="bold" style:font-weight-complex="bold"/>
    </style:style>
    <style:style style:name="T6" style:family="text">
      <style:text-properties style:font-name="Bitstream Vera Sans Mono" fo:font-weight="bold" officeooo:rsid="001185ff" style:font-weight-asian="bold" style:font-weight-complex="bold"/>
    </style:style>
    <style:style style:name="T7" style:family="text">
      <style:text-properties style:font-name="Bitstream Vera Sans Mono" fo:font-weight="bold" officeooo:rsid="0012c8f8" style:font-weight-asian="bold" style:font-weight-complex="bold"/>
    </style:style>
    <style:style style:name="T8" style:family="text">
      <style:text-properties style:font-name="Bitstream Vera Sans Mono" fo:font-weight="bold" officeooo:rsid="00145cc2" style:font-weight-asian="bold" style:font-weight-complex="bold"/>
    </style:style>
    <style:style style:name="T9" style:family="text">
      <style:text-properties style:font-name="Bitstream Vera Sans Mono" fo:font-weight="bold" officeooo:rsid="00217a98" style:font-weight-asian="bold" style:font-weight-complex="bold"/>
    </style:style>
    <style:style style:name="T10" style:family="text">
      <style:text-properties style:font-name="Bitstream Vera Sans Mono" fo:font-weight="bold" officeooo:rsid="00243e5e" style:font-weight-asian="bold" style:font-weight-complex="bold"/>
    </style:style>
    <style:style style:name="T11" style:family="text">
      <style:text-properties style:font-name="Bitstream Vera Sans Mono" fo:font-weight="bold" officeooo:rsid="001ff4ee" style:font-weight-asian="bold" style:font-weight-complex="bold"/>
    </style:style>
    <style:style style:name="T12" style:family="text">
      <style:text-properties style:font-name="Bitstream Vera Sans Mono" fo:font-weight="bold" officeooo:rsid="00304eaf" style:font-weight-asian="bold" style:font-weight-complex="bold"/>
    </style:style>
    <style:style style:name="T13" style:family="text">
      <style:text-properties officeooo:rsid="000b6d95"/>
    </style:style>
    <style:style style:name="T14" style:family="text">
      <style:text-properties fo:font-style="italic" officeooo:rsid="000b6d95" style:font-style-asian="italic" style:font-style-complex="italic"/>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officeooo:rsid="000bf1ff"/>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145cc2"/>
    </style:style>
    <style:style style:name="T19" style:family="text">
      <style:text-properties officeooo:rsid="001185ff"/>
    </style:style>
    <style:style style:name="T20" style:family="text">
      <style:text-properties officeooo:rsid="0012c8f8"/>
    </style:style>
    <style:style style:name="T21" style:family="text">
      <style:text-properties officeooo:rsid="00145cc2"/>
    </style:style>
    <style:style style:name="T22" style:family="text">
      <style:text-properties officeooo:rsid="001a1e3a"/>
    </style:style>
    <style:style style:name="T23" style:family="text">
      <style:text-properties officeooo:rsid="001ff4ee"/>
    </style:style>
    <style:style style:name="T24" style:family="text">
      <style:text-properties officeooo:rsid="00217a98"/>
    </style:style>
    <style:style style:name="T25" style:family="text">
      <style:text-properties officeooo:rsid="00217ee8"/>
    </style:style>
    <style:style style:name="T26" style:family="text">
      <style:text-properties officeooo:rsid="00224e82"/>
    </style:style>
    <style:style style:name="T27" style:family="text">
      <style:text-properties officeooo:rsid="00243e5e"/>
    </style:style>
    <style:style style:name="T28" style:family="text">
      <style:text-properties officeooo:rsid="00252199"/>
    </style:style>
    <style:style style:name="T29" style:family="text">
      <style:text-properties style:text-position="super 58%" fo:font-weight="bold" style:font-weight-asian="bold" style:font-weight-complex="bold"/>
    </style:style>
    <style:style style:name="T30" style:family="text">
      <style:text-properties style:text-position="super 58%" fo:font-style="italic" style:text-underline-style="none" fo:font-weight="bold" style:font-style-asian="italic" style:font-weight-asian="bold" style:font-style-complex="italic" style:font-weight-complex="bold"/>
    </style:style>
    <style:style style:name="T31" style:family="text">
      <style:text-properties officeooo:rsid="00263f54"/>
    </style:style>
    <style:style style:name="T32" style:family="text">
      <style:text-properties style:text-position="0% 100%"/>
    </style:style>
    <style:style style:name="T33" style:family="text">
      <style:text-properties style:text-position="0% 100%" fo:font-weight="bold" officeooo:rsid="003c17e2" style:font-weight-asian="bold" style:font-weight-complex="bold"/>
    </style:style>
    <style:style style:name="T34" style:family="text">
      <style:text-properties style:text-position="0% 100%" fo:font-style="italic" style:text-underline-style="none" fo:font-weight="bold" style:font-style-asian="italic" style:font-weight-asian="bold" style:font-style-complex="italic" style:font-weight-complex="bold"/>
    </style:style>
    <style:style style:name="T35" style:family="text">
      <style:text-properties style:text-position="0% 100%" fo:font-style="italic" fo:font-weight="bold" style:font-style-asian="italic" style:font-weight-asian="bold" style:font-style-complex="italic" style:font-weight-complex="bold"/>
    </style:style>
    <style:style style:name="T36" style:family="text">
      <style:text-properties style:text-position="0% 100%" officeooo:rsid="00271497"/>
    </style:style>
    <style:style style:name="T37" style:family="text">
      <style:text-properties style:text-position="0% 100%" officeooo:rsid="00293ad8"/>
    </style:style>
    <style:style style:name="T38" style:family="text">
      <style:text-properties style:text-position="0% 100%" officeooo:rsid="002aedfc"/>
    </style:style>
    <style:style style:name="T39" style:family="text">
      <style:text-properties style:text-position="0% 100%" officeooo:rsid="002c7916"/>
    </style:style>
    <style:style style:name="T40" style:family="text">
      <style:text-properties style:text-position="0% 100%" style:font-name="Bitstream Vera Sans Mono" fo:font-weight="bold" style:font-weight-asian="bold" style:font-weight-complex="bold"/>
    </style:style>
    <style:style style:name="T41" style:family="text">
      <style:text-properties style:text-position="0% 100%" style:font-name="Bitstream Vera Sans Mono" fo:font-weight="bold" officeooo:rsid="003c17e2" style:font-weight-asian="bold" style:font-weight-complex="bold"/>
    </style:style>
    <style:style style:name="T42" style:family="text">
      <style:text-properties style:text-position="0% 100%" officeooo:rsid="0032310b"/>
    </style:style>
    <style:style style:name="T43" style:family="text">
      <style:text-properties style:text-position="0% 100%" officeooo:rsid="0032cde8"/>
    </style:style>
    <style:style style:name="T44" style:family="text">
      <style:text-properties style:text-position="0% 100%" officeooo:rsid="003c17e2"/>
    </style:style>
    <style:style style:name="T45" style:family="text">
      <style:text-properties officeooo:rsid="002f4d3c"/>
    </style:style>
    <style:style style:name="T46" style:family="text">
      <style:text-properties officeooo:rsid="00304eaf"/>
    </style:style>
    <style:style style:name="T47" style:family="text">
      <style:text-properties officeooo:rsid="0034d95f"/>
    </style:style>
    <style:style style:name="T48" style:family="text">
      <style:text-properties officeooo:rsid="003a5110"/>
    </style:style>
    <style:style style:name="T49" style:family="text">
      <style:text-properties officeooo:rsid="003e65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reate a directory directly under your personal course repo named <text:span text:style-name="T3">exam1</text:span> (spelled exactly like that) Write all answers directly inside of this LibreOffice document and turn in both the <text:span text:style-name="T3">.odt</text:span> file and an exported <text:span text:style-name="T3">.pdf</text:span> file (File → Export As → Export As PDF). <text:s/><text:span text:style-name="T49">Due Monday February 22 by 1:30PM.</text:span></text:p>
      <text:p text:style-name="P5"/>
      <text:p text:style-name="P5">For the coding problems <text:span text:style-name="T25">cut and paste the code into this document, nicely formatted. Y</text:span>ou will also create <text:span text:style-name="T3">.c</text:span> and <text:span text:style-name="T3">.s</text:span> files that you will also commit and push to your personal 220 course repo. <text:s/><text:span text:style-name="T25">Always</text:span> use a <text:span text:style-name="T2">fixed-width font</text:span> for <text:span text:style-name="T25">typesetting </text:span>code. These are the fonts that usually include “Mono” in their name.</text:p>
      <text:p text:style-name="P5"/>
      <text:p text:style-name="P8">Like any exam, some correct answers <text:span text:style-name="T17">are better than</text:span> other correct answers. Full credit for the <text:span text:style-name="T17">best</text:span> answer. <text:s/><text:span text:style-name="T48">Uou can ask clarifying questions but I will not otherwise be able to offer assistance on the exam. You may not communicate with one another about the exam, nor anyone else outside class. You may of course use class resources, the course books, videos, and notes. <text:s/>You may not search for solutions on the internet. <text:s/>Type your initals here ______ <text:s/>to acknowledge that you have read this.</text:span></text:p>
      <text:p text:style-name="P9"/>
      <text:list xml:id="list2316246393" text:style-name="L1">
        <text:list-item>
          <text:p text:style-name="P6"><text:span text:style-name="T23">[1] </text:span>The command line is also called the _______.</text:p>
          <text:p text:style-name="P6"/>
        </text:list-item>
        <text:list-item>
          <text:p text:style-name="P7"><text:span text:style-name="T14">The Linux Command Line</text:span><text:span text:style-name="T13"> book describes the command </text:span><text:span text:style-name="T4">df</text:span><text:span text:style-name="T13">. </text:span></text:p>
          <text:p text:style-name="P7"/>
          <text:list>
            <text:list-item>
              <text:p text:style-name="P10"><text:span text:style-name="T23">[2] What does the </text:span><text:span text:style-name="T11">df</text:span><text:span text:style-name="T23"> command do? Explain in your own words (do not cut-and-paste from the man page or the book, or anywhere else for that matter).</text:span></text:p>
              <text:p text:style-name="P10"/>
            </text:list-item>
            <text:list-item>
              <text:p text:style-name="P11"><text:span text:style-name="T23">[2] Explain the difference between the </text:span><text:span text:style-name="T4">-h -H -k</text:span><text:span text:style-name="T13"> options.</text:span></text:p>
              <text:p text:style-name="P11"/>
            </text:list-item>
            <text:list-item>
              <text:p text:style-name="P11"><text:span text:style-name="T23">[2] What does the option </text:span><text:span text:style-name="T5">–block-size=1M</text:span><text:span text:style-name="T16"> do?</text:span></text:p>
              <text:p text:style-name="P11"/>
            </text:list-item>
          </text:list>
        </text:list-item>
        <text:list-item>
          <text:p text:style-name="P11"><text:span text:style-name="T16">What command would I use to provide a long listing of only the C files in the current directory, in … </text:span></text:p>
          <text:p text:style-name="P11"/>
          <text:list>
            <text:list-item>
              <text:p text:style-name="P11"><text:span text:style-name="T23">[2] Alphabetical order</text:span></text:p>
              <text:p text:style-name="P11"/>
            </text:list-item>
            <text:list-item>
              <text:p text:style-name="P11"><text:span text:style-name="T23">[2] Reverse alphabetical order</text:span></text:p>
              <text:p text:style-name="P11"/>
            </text:list-item>
            <text:list-item>
              <text:p text:style-name="P11"><text:span text:style-name="T23">[2] Ordered by date of last modification from most recent to least recent.</text:span></text:p>
              <text:p text:style-name="P11"/>
            </text:list-item>
            <text:list-item>
              <text:p text:style-name="P11"><text:span text:style-name="T23">[2] Ordered by date of last modificaiton so that the most recently modified C files are listsed last.</text:span></text:p>
              <text:p text:style-name="P11"/>
            </text:list-item>
            <text:list-item>
              <text:p text:style-name="P11"><text:span text:style-name="T23">[2] Ordered by size from smallest to largest.</text:span></text:p>
              <text:p text:style-name="P11"/>
            </text:list-item>
          </text:list>
        </text:list-item>
        <text:list-item>
          <text:p text:style-name="P12"><text:span text:style-name="T24">[5] What gets printed by the C program below? What problem is being solved? <text:s/>Be precise. <text:s/>Rewrite the program so that it does not use division operation </text:span><text:span text:style-name="T9">/=</text:span><text:span text:style-name="T24"> and </text:span><text:span text:style-name="T9">%</text:span><text:span text:style-name="T24">.</text:span></text:p>
          <text:p text:style-name="P23"/>
        </text:list-item>
      </text:list>
      <table:table table:name="Table1" table:style-name="Table1">
        <table:table-column table:style-name="Table1.A"/>
        <table:table-column table:style-name="Table1.B"/>
        <table:table-row table:style-name="Table1.1">
          <table:table-cell table:style-name="Table1.A1" office:value-type="string">
            <text:p text:style-name="P22"><text:span text:style-name="T2">#include &lt;stdio.h&gt; </text:span></text:p>
            <text:p text:style-name="P34">int main() {</text:p>
            <text:p text:style-name="P34"><text:s text:c="4"/>int n = 14;</text:p>
            <text:p text:style-name="P34"><text:s text:c="4"/>int c = 0;</text:p>
            <text:p text:style-name="P34"/>
            <text:p text:style-name="P34"><text:s text:c="4"/>while (n &gt; 0) {</text:p>
            <text:p text:style-name="P34"><text:s text:c="8"/>c += n % 2;</text:p>
            <text:p text:style-name="P34"><text:s text:c="8"/>n /= 2;</text:p>
            <text:p text:style-name="P34"><text:s text:c="4"/>}</text:p>
            <text:p text:style-name="P34"/>
            <text:p text:style-name="P34"><text:s text:c="4"/>printf("%d\n", c);</text:p>
            <text:p text:style-name="P34"><text:s text:c="4"/>return 0;</text:p>
            <text:p text:style-name="P35">}<text:tab/></text:p>
          </table:table-cell>
          <table:table-cell table:style-name="Table1.B1" office:value-type="string">
            <text:p text:style-name="P37"/>
          </table:table-cell>
        </table:table-row>
      </table:table>
      <text:p text:style-name="P14"/>
      <text:list xml:id="list170522295698326" text:continue-numbering="true" text:style-name="L1">
        <text:list-item>
          <text:p text:style-name="P13"><text:soft-page-break/><text:span text:style-name="T26">[10] Create a directory named </text:span><text:span text:style-name="T7">q5</text:span><text:span text:style-name="T20"> directly under your </text:span><text:span text:style-name="T7">exam1</text:span><text:span text:style-name="T20"> directory and put all of the files releated to this question in it. Write a C program that takes two command line arguments, the first argument is the speed of an internet connection in Mbps and the second argument is the size of a file in GiB. The program should compute the time it takes to download the file on that internet connection rounded to one decimal place. For example, if I wanted to know how long it would take to download a 4 GiB file on a 15 Mbps internet connection (if the executable is named </text:span><text:span text:style-name="T7">q5</text:span><text:span text:style-name="T20">) then I would run ... </text:span></text:p>
          <text:list>
            <text:list-item>
              <text:list>
                <text:list-header>
                  <text:p text:style-name="P13"/>
                  <text:p text:style-name="P1"><text:span text:style-name="T19">./q5 15 4 <text:s/></text:span></text:p>
                  <text:p text:style-name="P1"><text:span text:style-name="T19">Time (min): 38.2</text:span></text:p>
                </text:list-header>
              </text:list>
            </text:list-item>
          </text:list>
        </text:list-item>
      </text:list>
      <text:p text:style-name="P2"/>
      <text:p text:style-name="P15"><text:tab/><text:span text:style-name="T46">Create a </text:span><text:span text:style-name="T12">makefile</text:span><text:span text:style-name="T46"> (see chapter 3) that compiles your program and creates an executable named <text:tab/></text:span><text:span text:style-name="T6">q5</text:span><text:span text:style-name="T19">. <text:s/>Make sure your program does not crash (Segmentation Fault) if given too few arguments and </text:span></text:p>
      <text:p text:style-name="P15"><text:span text:style-name="T19"><text:tab/>provides a nice error message.</text:span></text:p>
      <text:p text:style-name="P15"/>
      <text:list xml:id="list170521852197634" text:continue-numbering="true" text:style-name="L1">
        <text:list-item>
          <text:p text:style-name="P17"><text:span text:style-name="T27">Create a directory named </text:span><text:span text:style-name="T7">q6</text:span><text:span text:style-name="T20"> directly under your </text:span><text:span text:style-name="T7">exam1</text:span><text:span text:style-name="T20"> directory and put all files related to this question in it. Consider a function </text:span><text:s/><text:span text:style-name="T3">ones</text:span> that takes <text:span text:style-name="T20">a non-negative</text:span> <text:span text:style-name="T46">base-ten </text:span>integer argument and returns the number of ones in the binary representation of the argument, <text:span text:style-name="T7">ones(15)</text:span><text:span text:style-name="T20"> would be 4 because 15 is a binary 1111. <text:s/>The </text:span><text:span text:style-name="T7">ones(37)</text:span><text:span text:style-name="T20"> is 3 because 37 is a binary 100101.</text:span></text:p>
          <text:p text:style-name="P17"><text:span text:style-name="T20"><text:s/></text:span></text:p>
          <text:list>
            <text:list-item>
              <text:p text:style-name="P16"><text:span text:style-name="T45">[5] Write</text:span> <text:span text:style-name="T7">ones</text:span> <text:span text:style-name="T20">as a C function and put it in a file named </text:span><text:span text:style-name="T7">ones.c</text:span><text:span text:style-name="T20">.</text:span> <text:s/><text:span text:style-name="T27">(Also cut and paste the function below).</text:span></text:p>
              <text:p text:style-name="P16"/>
            </text:list-item>
            <text:list-item>
              <text:p text:style-name="P16"><text:span text:style-name="T45">[5] Write</text:span> <text:span text:style-name="T7">ones</text:span> <text:span text:style-name="T20">as an assembly language function and put it in a file named </text:span><text:span text:style-name="T7">ones.s</text:span><text:span text:style-name="T20">. (Also cut-and paste the function below)</text:span></text:p>
              <text:p text:style-name="P16"/>
            </text:list-item>
            <text:list-item>
              <text:p text:style-name="P16"><text:span text:style-name="T45">[5] Write a </text:span><text:span text:style-name="T7">main</text:span><text:span text:style-name="T20"> function that takes an integer as a command line argument a prints the number of ones in the arguments. Cut and paste the code below. Here are sample executions ... <text:line-break/></text:span></text:p>
              <text:list>
                <text:list-header>
                  <text:p text:style-name="P3">ones 15</text:p>
                  <text:p text:style-name="P3">4</text:p>
                  <text:p text:style-name="P3"/>
                  <text:p text:style-name="P3">ones 37</text:p>
                  <text:p text:style-name="P3">3</text:p>
                </text:list-header>
              </text:list>
            </text:list-item>
          </text:list>
        </text:list-item>
      </text:list>
      <text:p text:style-name="P4"/>
      <text:list xml:id="list170522243372109" text:continue-numbering="true" text:style-name="L1">
        <text:list-item>
          <text:list>
            <text:list-item>
              <text:p text:style-name="P16"><text:span text:style-name="T45">[5] In the </text:span><text:span text:style-name="T10">q6</text:span><text:span text:style-name="T27"> directory include a </text:span><text:span text:style-name="T8">makefile</text:span><text:span text:style-name="T21"> that contains </text:span><text:span text:style-name="T18">three targets</text:span><text:span text:style-name="T21">. The target named </text:span><text:span text:style-name="T8">c</text:span><text:span text:style-name="T21"> builds the C version of your code in an executable named </text:span><text:span text:style-name="T8">ones</text:span><text:span text:style-name="T21">.</text:span> <text:s/><text:span text:style-name="T21">The target named </text:span><text:span text:style-name="T8">assem</text:span><text:span text:style-name="T21"> builds the assembly language version in an executable named </text:span><text:span text:style-name="T8">ones</text:span><text:span text:style-name="T21">. <text:s text:c="3"/>The target named </text:span><text:span text:style-name="T8">clean</text:span><text:span text:style-name="T21"> deletes the executable file. (Cut and paste the code below)</text:span></text:p>
              <text:p text:style-name="P16"/>
            </text:list-item>
          </text:list>
        </text:list-item>
        <text:list-item>
          <text:p text:style-name="P18"><text:span text:style-name="T28">[5] Explain</text:span> the output of the foll<text:span text:style-name="T46">o</text:span>wing program <text:span text:style-name="T22">and exactly why the output is what it is.</text:span></text:p>
        </text:list-item>
      </text:list>
      <text:p text:style-name="P19"/>
      <text:p text:style-name="P31">#include &lt;stdio.h&gt;</text:p>
      <text:p text:style-name="P31">int main() {</text:p>
      <text:p text:style-name="P31"><text:s text:c="4"/>unsigned char x = 243, y = 66, z = x + y;</text:p>
      <text:p text:style-name="P31"><text:s text:c="4"/>printf("%d\n", z);</text:p>
      <text:p text:style-name="P31"><text:s text:c="4"/>return 0;</text:p>
      <text:p text:style-name="P31">}</text:p>
      <text:p text:style-name="P31"/>
      <text:list xml:id="list170523568694595" text:continue-numbering="true" text:style-name="L1">
        <text:list-item>
          <text:p text:style-name="P20"><text:span text:style-name="T31">[2] </text:span>Write a C expression that prints the <text:span text:style-name="T1">n</text:span><text:span text:style-name="T29">th</text:span> bit of an integer x. For example, <text:s/>if n was 3 and x was 53 (or 0b110101) we should print 0 because the third bit is 0. Assume the least significant bit is bit 0 and the most significant bit is bit 31. <text:s/></text:p>
        </text:list-item>
      </text:list>
      <text:p text:style-name="P21"/>
      <text:p text:style-name="P21"/>
      <text:list xml:id="list170521556893503" text:continue-numbering="true" text:style-name="L1">
        <text:list-item>
          <text:p text:style-name="P24"><text:soft-page-break/>[4] The 32-bit unsigned binary number <text:s/>11111111101111111111111111111101 = <text:span text:style-name="T15">2</text:span><text:span text:style-name="T30">w</text:span><text:span text:style-name="T34"> – 2</text:span><text:span text:style-name="T30">x</text:span><text:span text:style-name="T34"> – 2</text:span><text:span text:style-name="T30">y</text:span><text:span text:style-name="T34"> – 2</text:span><text:span text:style-name="T30">z</text:span><text:span text:style-name="T34"> </text:span></text:p>
        </text:list-item>
      </text:list>
      <text:p text:style-name="P25"><text:span text:style-name="T32"/></text:p>
      <text:p text:style-name="P25"><text:span text:style-name="T32"><text:tab/>What are </text:span><text:span text:style-name="T35">w</text:span><text:span text:style-name="T32">, </text:span><text:span text:style-name="T35">x</text:span><text:span text:style-name="T32">, </text:span><text:span text:style-name="T35">y</text:span><text:span text:style-name="T32">, and </text:span><text:span text:style-name="T35">z</text:span><text:span text:style-name="T32">? <text:s text:c="2"/></text:span><text:span text:style-name="T36">Make sure to </text:span><text:span text:style-name="T42">explain</text:span><text:span text:style-name="T36"> answer.</text:span></text:p>
      <text:p text:style-name="P25"><text:span text:style-name="T36"/></text:p>
      <text:list xml:id="list170523533901813" text:continue-numbering="true" text:style-name="L1">
        <text:list-item>
          <text:p text:style-name="P24"><text:span text:style-name="T36">[</text:span><text:span text:style-name="T37">2</text:span><text:span text:style-name="T36">] Express <text:s/>-77 <text:s/>as a 16-bit two’s complement binary number. </text:span><text:span text:style-name="T37">(Show work) <text:s/>What is it in hex?</text:span></text:p>
          <text:p text:style-name="P24"><text:span text:style-name="T37"/></text:p>
        </text:list-item>
        <text:list-item>
          <text:p text:style-name="P24"><text:span text:style-name="T37">[2] The cycle time of a processor with a 3.33 GHz clock rate is ______ </text:span><text:span text:style-name="T38">ns (</text:span><text:span text:style-name="T37">n</text:span><text:span text:style-name="T38">anoseconds)</text:span><text:span text:style-name="T37"> <text:s/>Show work.</text:span></text:p>
          <text:p text:style-name="P24"><text:span text:style-name="T37"/></text:p>
        </text:list-item>
        <text:list-item>
          <text:p text:style-name="P24"><text:span text:style-name="T39">[2] </text:span><text:span text:style-name="T37">A processor that has a 4ns <text:s/>cycle time has a frequency of ________ MHz. <text:s/>Show work.</text:span></text:p>
          <text:p text:style-name="P24"><text:span text:style-name="T37"/></text:p>
        </text:list-item>
        <text:list-item>
          <text:p text:style-name="P26"><text:span text:style-name="T37">[</text:span><text:span text:style-name="T32">2] There are about 2400 SLU students. How many bits would we need to give each </text:span><text:span text:style-name="T44">student </text:span><text:span text:style-name="T32">a unique binary student ID?</text:span></text:p>
          <text:p text:style-name="P26"><text:span text:style-name="T32"/></text:p>
        </text:list-item>
        <text:list-item>
          <text:p text:style-name="P26"><text:span text:style-name="T32">[2] What does the program below print? Explain your answer.</text:span></text:p>
        </text:list-item>
      </text:list>
      <text:p text:style-name="P27"/>
      <text:p text:style-name="P33"><text:s/><text:span text:style-name="T2"><text:s text:c="3"/>if (~0 != -1) <text:tab/><text:tab/></text:span></text:p>
      <text:p text:style-name="P32"><text:s text:c="8"/>printf("Foo");</text:p>
      <text:p text:style-name="P32"><text:s text:c="4"/>else</text:p>
      <text:p text:style-name="P32"><text:s text:c="8"/>printf("Bar"); <text:s/></text:p>
      <text:p text:style-name="P33"/>
      <text:list xml:id="list170522848783239" text:continue-numbering="true" text:style-name="L1">
        <text:list-item>
          <text:p text:style-name="P28"><text:span text:style-name="T32">[5] </text:span><text:span text:style-name="T43">On</text:span><text:span text:style-name="T32"> the Linux command line, </text:span><text:span text:style-name="T44">using the </text:span><text:span text:style-name="T41">zips.csv</text:span><text:span text:style-name="T44"> file, </text:span><text:span text:style-name="T32">write a command that extracts the latitude and longitude given a zip code. Hint: Day 3 January 8 </text:span><text:span text:style-name="T44">class and t</text:span><text:span text:style-name="T32">he </text:span><text:span text:style-name="T40">grep</text:span><text:span text:style-name="T32"> and </text:span><text:span text:style-name="T40">cut</text:span><text:span text:style-name="T32"> commands.</text:span></text:p>
          <text:p text:style-name="P28"><text:span text:style-name="T32"/></text:p>
        </text:list-item>
        <text:list-item>
          <text:p text:style-name="P30"><text:span text:style-name="T32">[25] Wite the </text:span><text:span text:style-name="T40">longest_distinct</text:span><text:span text:style-name="T32"> function from </text:span><text:span text:style-name="T40">hw2</text:span><text:span text:style-name="T32"> as an assembly langage function. Put it in the file </text:span><text:span text:style-name="T40">longest_distinct.s</text:span><text:span text:style-name="T32">. (Also, copy and paste the code below.)</text:span></text:p>
        </text:list-item>
      </text:list>
      <text:p text:style-name="P29"><text:span text:style-name="T32"/></text:p>
      <text:p text:style-name="P1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9cb5e" officeooo:paragraph-rsid="0009cb5e"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S 220 <text:s text:c="4"/>Exam 1 <text:s text:c="4"/>Spring 2021 <text:s text:c="9"/>Name:______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9:33:34.421365627</meta:creation-date>
    <dc:date>2021-02-07T17:05:19.781874588</dc:date>
    <meta:editing-duration>PT6H58M44S</meta:editing-duration>
    <meta:editing-cycles>41</meta:editing-cycles>
    <meta:generator>LibreOffice/6.1.5.2$Linux_ARM_EABI LibreOffice_project/10$Build-2</meta:generator>
    <meta:document-statistic meta:table-count="1" meta:image-count="0" meta:object-count="0" meta:page-count="3" meta:paragraph-count="63" meta:word-count="1043" meta:character-count="5706" meta:non-whitespace-character-count="4608"/>
  </office:meta>
</office:document-meta>
</file>